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style-complex="italic"/>
    </style:style>
    <style:style style:name="T3" style:parent-style-name="Policepardéfaut" style:family="text">
      <style:text-properties style:font-style-complex="italic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P5" style:parent-style-name="Standard" style:family="paragraph">
      <style:text-properties fo:font-weight="bold" style:font-weight-asian="bold" style:font-weight-complex="bold" style:font-style-complex="italic"/>
    </style:style>
    <style:style style:name="T6" style:parent-style-name="Policepardéfaut" style:family="text">
      <style:text-properties style:font-style-complex="italic"/>
    </style:style>
    <style:style style:name="T7" style:parent-style-name="Policepardéfaut" style:family="text">
      <style:text-properties style:font-name="Courier New" style:font-name-complex="Courier New"/>
    </style:style>
    <style:style style:name="T8" style:parent-style-name="Policepardéfaut" style:family="text">
      <style:text-properties style:font-style-complex="italic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style:font-name="Courier New" style:font-name-complex="Courier New"/>
    </style:style>
    <style:style style:name="T13" style:parent-style-name="Policepardéfaut" style:family="text">
      <style:text-properties style:font-style-complex="italic"/>
    </style:style>
    <style:style style:name="T14" style:parent-style-name="Policepardéfaut" style:family="text">
      <style:text-properties style:font-name="Courier New" style:font-name-complex="Courier New"/>
    </style:style>
    <style:style style:name="P15" style:parent-style-name="Standard" style:family="paragraph">
      <style:text-properties style:font-name="Courier New" style:font-name-complex="Courier New"/>
    </style:style>
    <style:style style:name="T16" style:parent-style-name="Policepardéfaut" style:family="text">
      <style:text-properties style:font-style-complex="italic"/>
    </style:style>
    <style:style style:name="T17" style:parent-style-name="Policepardéfaut" style:family="text">
      <style:text-properties style:font-style-complex="italic"/>
    </style:style>
    <style:style style:name="T18" style:parent-style-name="Policepardéfaut" style:family="text">
      <style:text-properties style:font-name="Courier New" style:font-name-complex="Courier New"/>
    </style:style>
    <style:style style:name="P19" style:parent-style-name="Standard" style:family="paragraph">
      <style:paragraph-properties fo:text-align="justify"/>
    </style:style>
    <style:style style:name="T20" style:parent-style-name="Policepardéfaut" style:family="text">
      <style:text-properties style:font-style-complex="italic"/>
    </style:style>
    <style:style style:name="T21" style:parent-style-name="Policepardéfaut" style:family="text">
      <style:text-properties style:font-name="Times New Roman" style:font-name-complex="Times New Roman" style:font-style-complex="italic"/>
    </style:style>
    <style:style style:name="T22" style:parent-style-name="Policepardéfaut" style:family="text">
      <style:text-properties style:font-name="Courier New" style:font-name-complex="Courier New" style:font-style-complex="italic"/>
    </style:style>
    <style:style style:name="T23" style:parent-style-name="Policepardéfaut" style:family="text">
      <style:text-properties style:font-name="Courier New" style:font-name-complex="Courier New"/>
    </style:style>
    <style:style style:name="T24" style:parent-style-name="Policepardéfaut" style:family="text">
      <style:text-properties style:font-name="Times New Roman" style:font-name-complex="Times New Roman" style:font-style-complex="italic"/>
    </style:style>
    <style:style style:name="T25" style:parent-style-name="Policepardéfaut" style:family="text">
      <style:text-properties style:font-name="Courier New" style:font-name-complex="Courier New" style:font-style-complex="italic"/>
    </style:style>
    <style:style style:name="T26" style:parent-style-name="Policepardéfaut" style:family="text">
      <style:text-properties style:font-name="Courier New" style:font-name-complex="Courier New"/>
    </style:style>
    <style:style style:name="T27" style:parent-style-name="Policepardéfaut" style:family="text">
      <style:text-properties style:font-style-complex="italic"/>
    </style:style>
    <style:style style:name="P28" style:parent-style-name="Standard" style:family="paragraph">
      <style:paragraph-properties fo:text-align="justify"/>
      <style:text-properties style:font-style-complex="italic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P31" style:parent-style-name="Standard" style:family="paragraph">
      <style:paragraph-properties fo:margin-left="0.4923in">
        <style:tab-stops/>
      </style:paragraph-properties>
    </style:style>
    <style:style style:name="P32" style:parent-style-name="Standard" style:family="paragraph">
      <style:paragraph-properties fo:margin-left="0.4923in">
        <style:tab-stops/>
      </style:paragraph-properties>
    </style:style>
    <style:style style:name="T33" style:parent-style-name="Policepardéfaut" style:family="text">
      <style:text-properties style:font-name="Courier New" style:font-name-complex="Courier New"/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T35" style:parent-style-name="Policepardéfaut" style:family="text">
      <style:text-properties style:font-name="Courier New" style:font-name-complex="Courier New"/>
    </style:style>
    <style:style style:name="P36" style:parent-style-name="Standard" style:family="paragraph">
      <style:paragraph-properties fo:margin-left="0.4923in">
        <style:tab-stops/>
      </style:paragraph-properties>
    </style:style>
    <style:style style:name="T37" style:parent-style-name="Policepardéfaut" style:family="text">
      <style:text-properties style:font-name="Courier New" style:font-name-complex="Courier New" fo:font-size="9pt" style:font-size-asian="9pt" style:font-size-complex="9pt"/>
    </style:style>
    <style:style style:name="P38" style:parent-style-name="Standard" style:family="paragraph">
      <style:paragraph-properties fo:margin-left="0.4923in">
        <style:tab-stops/>
      </style:paragraph-properties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P42" style:parent-style-name="Standard" style:family="paragraph">
      <style:paragraph-properties fo:margin-left="0.4923in">
        <style:tab-stops/>
      </style:paragraph-properties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/>
      <style:text-properties style:font-style-complex="italic"/>
    </style:style>
    <style:style style:name="P45" style:parent-style-name="Standard" style:family="paragraph">
      <style:paragraph-properties fo:text-align="justify"/>
    </style:style>
    <style:style style:name="T46" style:parent-style-name="Policepardéfaut" style:family="text">
      <style:text-properties style:font-style-complex="italic"/>
    </style:style>
    <style:style style:name="T47" style:parent-style-name="Policepardéfaut" style:family="text">
      <style:text-properties style:font-name="Courier New" style:font-name-complex="Courier New"/>
    </style:style>
    <style:style style:name="T48" style:parent-style-name="Policepardéfaut" style:family="text">
      <style:text-properties style:font-style-complex="italic"/>
    </style:style>
    <style:style style:name="P49" style:parent-style-name="Standard" style:family="paragraph">
      <style:paragraph-properties fo:text-align="justify"/>
      <style:text-properties style:font-style-complex="italic"/>
    </style:style>
    <style:style style:name="P50" style:parent-style-name="Standard" style:family="paragraph">
      <style:paragraph-properties fo:text-align="justify"/>
    </style:style>
    <style:style style:name="T51" style:parent-style-name="Policepardéfaut" style:family="text">
      <style:text-properties style:font-style-complex="italic"/>
    </style:style>
    <style:style style:name="T52" style:parent-style-name="Policepardéfaut" style:family="text">
      <style:text-properties style:font-style-complex="italic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</office:automatic-styles>
  <office:body>
    <office:text text:use-soft-page-breaks="true">
      <text:p text:style-name="P1">Spécifications du tableau Contrôle global de la liquidation de la NBI</text:p>
      <text:p text:style-name="Standard"/>
      <text:p text:style-name="P2"/>
      <text:p text:style-name="Standard"><text:span text:style-name="T3">Les variables utilisées dans ce tableau sont définies dans la fiche<text:s/></text:span><text:a xlink:href="../fiche_NBI_liq.odt" office:target-frame-name="_top" xlink:show="replace"><text:span text:style-name="T4">Spécifications du test Liquidation de la NBI</text:span></text:a></text:p>
      <text:p text:style-name="P5"/>
      <text:p text:style-name="Standard"><text:span text:style-name="T6">Une base<text:s/></text:span><text:span text:style-name="T7">cumuls.nbi</text:span><text:s/><text:span text:style-name="T8">est définie comme suit</text:span><text:s/>:</text:p>
      <text:p text:style-name="P9"/>
      <text:p text:style-name="P10">Colonnes</text:p>
      <text:p text:style-name="P11"/>
      <text:p text:style-name="P12">cumul.annuel.indiciaire</text:p>
      <text:p text:style-name="Standard"><text:tab/>= <text:s text:c="2"/><text:span text:style-name="T13">Cumul global sur la période de paye des points d’indice NBI<text:s/></text:span><text:span text:style-name="T14">nbi.cum.indiciaire</text:span></text:p>
      <text:p text:style-name="Standard"/>
      <text:p text:style-name="P15">cumul.annuel.montants <text:s text:c="2"/></text:p>
      <text:p text:style-name="Standard"><text:tab/>= <text:s text:c="2"/><text:span text:style-name="T16">Cumul global su</text:span><text:span text:style-name="T17">r la période de paye de la variable</text:span><text:s/><text:span text:style-name="T18">nbi.eqtp.tot</text:span></text:p>
      <text:p text:style-name="Standard"/>
      <text:p text:style-name="P19"><text:span text:style-name="T20">En<text:s/></text:span><text:span text:style-name="T21">d’autres termes</text:span><text:span text:style-name="T22">,<text:s/></text:span><text:span text:style-name="T23">cumul.annuel.indiciaire<text:s/></text:span><text:span text:style-name="T24">représente le total des points d’indice de NBI et</text:span><text:span text:style-name="T25"><text:s/></text:span><text:span text:style-name="T26">cumul.annuel.montants</text:span><text:s/><text:span text:style-name="T27">le total des montants payés de NBI en équivalent temps plein.</text:span></text:p>
      <text:p text:style-name="P28"/>
      <text:p text:style-name="P29">Le tableau présente les résultats suivants, par année :</text:p>
      <text:p text:style-name="Standard"/>
      <text:p text:style-name="P30">Colonne<text:s/><text:tab/><text:tab/><text:tab/><text:tab/>Variable</text:p>
      <text:p text:style-name="P31"/>
      <text:p text:style-name="P32">Cumuls des NBI<text:tab/><text:s/><text:tab/><text:tab/><text:span text:style-name="T33">cumul.annuel.indiciaire</text:span><text:s/><text:tab/><text:tab/></text:p>
      <text:p text:style-name="P34">Montants versés<text:tab/><text:tab/><text:tab/><text:span text:style-name="T35">cumul.annuel.montants</text:span></text:p>
      <text:p text:style-name="P36">Point d'INM apparent (a)<text:tab/><text:tab/><text:span text:style-name="T37">cumul.annuel.montants / cumul.annuel.indiciaire</text:span></text:p>
      <text:p text:style-name="P38">Point d'INM moyen<text:tab/>(b)<text:tab/><text:tab/>moyenne du point<text:s/>mensuel d’INM sur l’année<text:tab/></text:p>
      <text:p text:style-name="P39">Contrôle<text:s/><text:tab/><text:tab/><text:tab/><text:tab/>si écart entre (a) et (b) &gt; 0.3 alors "Rouge"</text:p>
      <text:p text:style-name="P40"><text:tab/><text:tab/><text:tab/><text:tab/><text:tab/>sinon si écart entre (a) et (b) &gt; 0.15, "Orange"</text:p>
      <text:p text:style-name="P41"><text:tab/><text:tab/><text:tab/><text:tab/><text:tab/>sinon "Vert"</text:p>
      <text:p text:style-name="P42"><text:s text:c="14"/></text:p>
      <text:p text:style-name="P43">Liens hypertextes</text:p>
      <text:p text:style-name="P44"/>
      <text:p text:style-name="P45"><text:span text:style-name="T46">La base<text:s/></text:span><text:span text:style-name="T47">cumuls.nbi</text:span><text:span text:style-name="T48"><text:s/>est en lien hypertexte.</text:span></text:p>
      <text:p text:style-name="P49"/>
      <text:p text:style-name="P50"><text:span text:style-name="T51">Interprétation : La<text:s/></text:span><text:span text:style-name="T52">variable<text:s/></text:span>Contrôle<text:s/>permet de repérer des écarts entre les points de NBI déclarés et les mises en paiement.</text:p>
      <text:p text:style-name="P53"/>
      <text:p text:style-name="P54">Il arrive parfois que les bases de paye renseignent non pas le nombre de points d’indice de NBI mais les montants payés (arrondis) dans la colonne<text:s/>NBI. Ce problème de fiabilité empêche toute vérification des calculs de liquidation des montants payés au titre de la NBI, le nombre de points devant être connu pour effectuer cette vérifica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, Fabrice</dc:creator>
    <meta:creation-date>2018-05-30T19:06:00Z</meta:creation-date>
    <dc:date>2018-06-01T13:56:00Z</dc:date>
    <meta:template xlink:href="Normal" xlink:type="simple"/>
    <meta:editing-cycles>24</meta:editing-cycles>
    <meta:editing-duration>PT5280S</meta:editing-duration>
    <meta:document-statistic meta:page-count="1" meta:paragraph-count="3" meta:word-count="252" meta:character-count="1641" meta:row-count="11" meta:non-whitespace-character-count="1392"/>
  </office:meta>
</office:document-meta>
</file>